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6000000DE000000DE991448B7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5055in" svg:y="0.4307in">
            <draw:object draw:notify-on-update-of-ranges="Sheet1.A2:Sheet1.A118 Sheet1.B2:Sheet1.B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_cathode, V</text:p>
          </table:table-cell>
          <table:table-cell office:value-type="string" calcext:value-type="string">
            <text:p>V_anode, mV</text:p>
          </table:table-cell>
          <table:table-cell table:number-columns-repeated="2" office:value-type="string" calcext:value-type="string">
            <text:p>omega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5.9" calcext:value-type="float">
            <text:p>25.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1" calcext:value-type="float">
            <text:p>45.1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3.6" calcext:value-type="float">
            <text:p>63.6</text:p>
          </table:table-cell>
          <table:table-cell table:number-columns-repeated="2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73.5" calcext:value-type="float">
            <text:p>73.5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2.5" calcext:value-type="float">
            <text:p>82.5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7.7" calcext:value-type="float">
            <text:p>87.7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0.6" calcext:value-type="float">
            <text:p>90.6</text:p>
          </table:table-cell>
          <table:table-cell table:number-columns-repeated="2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95.8" calcext:value-type="float">
            <text:p>95.8</text:p>
          </table:table-cell>
          <table:table-cell table:number-columns-repeated="2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98.2" calcext:value-type="float">
            <text:p>98.2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98.3" calcext:value-type="float">
            <text:p>98.3</text:p>
          </table:table-cell>
          <table:table-cell table:number-columns-repeated="2"/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99.1" calcext:value-type="float">
            <text:p>99.1</text:p>
          </table:table-cell>
          <table:table-cell table:number-columns-repeated="2"/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98.1" calcext:value-type="float">
            <text:p>98.1</text:p>
          </table:table-cell>
          <table:table-cell table:number-columns-repeated="2"/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96.4" calcext:value-type="float">
            <text:p>96.4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94.1" calcext:value-type="float">
            <text:p>94.1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91.8" calcext:value-type="float">
            <text:p>91.8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89.7" calcext:value-type="float">
            <text:p>89.7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87.8" calcext:value-type="float">
            <text:p>87.8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6.4" calcext:value-type="float">
            <text:p>86.4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4.5" calcext:value-type="float">
            <text:p>84.5</text:p>
          </table:table-cell>
          <table:table-cell table:number-columns-repeated="2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81.8" calcext:value-type="float">
            <text:p>81.8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80.5" calcext:value-type="float">
            <text:p>80.5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2.1" calcext:value-type="float">
            <text:p>72.1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69.3" calcext:value-type="float">
            <text:p>69.3</text:p>
          </table:table-cell>
          <table:table-cell table:number-columns-repeated="2"/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65.6" calcext:value-type="float">
            <text:p>65.6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0.3" calcext:value-type="float">
            <text:p>60.3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7.5" calcext:value-type="float">
            <text:p>57.5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56.7" calcext:value-type="float">
            <text:p>56.7</text:p>
          </table:table-cell>
          <table:table-cell table:number-columns-repeated="2"/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57.4" calcext:value-type="float">
            <text:p>57.4</text:p>
          </table:table-cell>
          <table:table-cell table:number-columns-repeated="2"/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61.2" calcext:value-type="float">
            <text:p>61.2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63.8" calcext:value-type="float">
            <text:p>63.8</text:p>
          </table:table-cell>
          <table:table-cell table:number-columns-repeated="2"/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66.3" calcext:value-type="float">
            <text:p>66.3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67.6" calcext:value-type="float">
            <text:p>67.6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71.5" calcext:value-type="float">
            <text:p>71.5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09:44:34.451170517</meta:creation-date>
    <dc:date>2025-09-09T10:28:16.615861734</dc:date>
    <meta:editing-duration>PT15M47S</meta:editing-duration>
    <meta:editing-cycles>2</meta:editing-cycles>
    <meta:generator>LibreOffice/25.2.4.3$Linux_X86_64 LibreOffice_project/520$Build-3</meta:generator>
    <meta:document-statistic meta:table-count="1" meta:cell-count="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6000000DE000000DE991448B7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157cm" style:legend-expansion="high" chart:style-name="ch2"/>
        <chart:plot-area chart:style-name="ch3" svg:x="0.346cm" svg:y="0.179cm" svg:width="12.502cm" svg:height="8.639cm">
          <chart:coordinate-region svg:x="1.202cm" svg:y="0.422cm" svg:width="11.442cm" svg:height="7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8" chart:class="chart:scatter">
            <chart:domain table:cell-range-address="Sheet1.A2:Sheet1.A118"/>
            <chart:data-point chart:repeated="1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A2:Sheet1.A118</svg:desc>
                </draw:g>
              </table:table-cell>
              <table:table-cell office:value-type="float" office:value="0">
                <text:p>0</text:p>
                <draw:g>
                  <svg:desc>Sheet1.B2:Sheet1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">
                <text:p>1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2">
                <text:p>1.6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">
                <text:p>1.8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1">
                <text:p>1.91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5">
                <text:p>2.15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2">
                <text:p>2.2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">
                <text:p>2.26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">
                <text:p>2.3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">
                <text:p>2.35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9">
                <text:p>2.39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4">
                <text:p>2.44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">
                <text:p>2.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">
                <text:p>2.61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1">
                <text:p>2.71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2">
                <text:p>2.82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2">
                <text:p>2.92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2">
                <text:p>3.02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2">
                <text:p>3.1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">
                <text:p>3.2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3">
                <text:p>3.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2">
                <text:p>3.52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4">
                <text:p>4.0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">
                <text:p>4.4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1">
                <text:p>4.81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2">
                <text:p>5.2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64">
                <text:p>5.64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04">
                <text:p>6.0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4">
                <text:p>6.4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2">
                <text:p>6.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5">
                <text:p>7.2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2">
                <text:p>7.62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01">
                <text:p>8.0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43">
                <text:p>8.43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84">
                <text:p>8.8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1">
                <text:p>9.21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62">
                <text:p>9.62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8">
                <text:p>10.0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48">
                <text:p>10.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